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abajo: Análisis y Configuración de un Sistema Microinformático</text:span></text:p>
      <text:p text:style-name="Text_20_body"><text:span text:style-name="Strong_20_Emphasis">Objetivos del Trabajo:</text:span></text:p>
      <text:list text:style-name="L1">
        <text:list-item>
          <text:p text:style-name="Text_20_body">Entender y aplicar conocimientos sobre la arquitectura de sistemas informáticos.</text:p>
        </text:list-item>
        <text:list-item>
          <text:p text:style-name="Text_20_body">Configurar correctamente un equipo informático y sus periféricos.</text:p>
        </text:list-item>
        <text:list-item>
          <text:p text:style-name="Text_20_body">Diagnosticar y solucionar problemas de hardware y software.</text:p>
        </text:list-item>
      </text:list>
      <text:p text:style-name="Text_20_body"><text:span text:style-name="Strong_20_Emphasis">Instrucciones:</text:span></text:p>
      <text:list text:style-name="L2">
        <text:list-item>
          <text:p text:style-name="Text_20_body"><text:span text:style-name="Strong_20_Emphasis">Parte Teórica:</text:span></text:p>
          <text:list>
            <text:list-item>
              <text:p text:style-name="Text_20_body"><text:span text:style-name="Strong_20_Emphasis">Análisis de Arquitectura de Sistemas (1.1, 1.2, 1.3):</text:span> 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  <text:list-item>
          <text:p text:style-name="Text_20_body"><text:span text:style-name="Strong_20_Emphasis">Parte Práctica:</text:span></text:p>
          <text:list>
            <text:list-item>
              <text:p text:style-name="Text_20_body"><text:span text:style-name="Strong_20_Emphasis">Configuración de Hardware y Software (1.4, 1.5, 1.6):</text:span> Cada estudiante o grupo de estudiantes deberá configurar un equipo microinformático. Esto incluirá la instalación de componentes físicos, configuración del BIOS/UEFI, instalación de un sistema operativo y software esencial. Deberán documentar los parámetros de configuración y justificar sus elecciones.</text:p>
            </text:list-item>
            <text:list-item>
              <text:p text:style-name="Text_20_body"><text:span text:style-name="Strong_20_Emphasis">Evaluación y Diagnóstico (1.5, 1.6, 1.7):</text:span> Una vez configurado, evaluarás el rendimiento del equipo utilizando software de benchmarking y diagnóstico. Posteriormente, presentarás un reporte de cualquier incidencia encontrada y cómo resolverías posibles averías.</text:p>
            </text:list-item>
          </text:list>
        </text:list-item>
        <text:list-item>
          <text:p text:style-name="Text_20_body"><text:span text:style-name="Strong_20_Emphasis">Investigación y Presentación:</text:span></text:p>
          <text:list>
            <text:list-item>
              <text:p text:style-name="Text_20_body"><text:span text:style-name="Strong_20_Emphasis">Periféricos y Comunicaciones (1.8, 1.9):</text:span> Realiza una investigación sobre diferentes tipos de dispositivos periféricos, clasificándolos según su mecanismo de comunicación. Deberás también describir los protocolos estándar de comunicación inalámbrica, ejemplificando con casos de uso reales.</text:p>
            </text:list-item>
          </text:list>
        </text:list-item>
        <text:list-item>
          <text:p text:style-name="Text_20_body"><text:span text:style-name="Strong_20_Emphasis">Informe Final:</text:span></text:p>
          <text:list>
            <text:list-item>
              <text:p text:style-name="Text_20_body">Compila toda la información en un informe final que incluya:</text:p>
              <text:list>
                <text:list-item>
                  <text:p text:style-name="Text_20_body">La descripción teórica de la arquitectura de un sistema microinformático.</text:p>
                </text:list-item>
                <text:list-item>
                  <text:p text:style-name="Text_20_body">Documentación detallada del proceso de configuración del equipo, incluyendo fotos o capturas de pantalla.</text:p>
                </text:list-item>
                <text:list-item>
                  <text:p text:style-name="Text_20_body">Resultados de evaluación de rendimiento y estrategias de diagnóstico para las averías.</text:p>
                </text:list-item>
                <text:list-item>
                  <text:p text:style-name="Text_20_body">Un resumen de los periféricos y protocolos de comunicación inalámbrica, con ejemplos prácticos.</text:p>
                </text:list-item>
              </text:list>
            </text:list-item>
            <text:list-item>
              <text:p text:style-name="Text_20_body"><text:soft-page-break/>Este informe deberá presentarse en un formato profesional y será defendido oralmente frente a la clase o un panel de profesores.</text:p>
            </text:list-item>
          </text:list>
        </text:list-item>
      </text:list>
      <text:p text:style-name="Text_20_body"><text:span text:style-name="Strong_20_Emphasis">Evaluación:</text:span></text:p>
      <text:list text:style-name="L3">
        <text:list-item>
          <text:p text:style-name="Text_20_body"><text:span text:style-name="Strong_20_Emphasis">Conocimiento Teórico (30%):</text:span> Se evaluará la precisión y profundidad en la comprensión de la arquitectura de sistemas.</text:p>
        </text:list-item>
        <text:list-item>
          <text:p text:style-name="Text_20_body"><text:span text:style-name="Strong_20_Emphasis">Aplicación Práctica (40%):</text:span> Se valorará la correcta configuración y optimización del equipo, así como la capacidad para diagnosticar y resolver problemas.</text:p>
        </text:list-item>
        <text:list-item>
          <text:p text:style-name="Text_20_body"><text:span text:style-name="Strong_20_Emphasis">Investigación y Creatividad (20%):</text:span> Se considerará la calidad de la investigación sobre periféricos y protocolos, y la habilidad para presentar la información de manera clara.</text:p>
        </text:list-item>
        <text:list-item>
          <text:p text:style-name="Text_20_body"><text:span text:style-name="Strong_20_Emphasis">Presentación y Defensa (10%):</text:span> La habilidad para comunicar efectivamente los resultados y defender el trabajo realizado frente a pregunta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6T18:59:18.196792837</dc:date>
    <meta:editing-duration>PT2M55S</meta:editing-duration>
    <meta:editing-cycles>1</meta:editing-cycles>
    <meta:document-statistic meta:table-count="0" meta:image-count="0" meta:object-count="0" meta:page-count="2" meta:paragraph-count="25" meta:word-count="394" meta:character-count="2773" meta:non-whitespace-character-count="2425"/>
    <meta:generator>LibreOffice/7.4.7.2$Linux_X86_64 LibreOffice_project/40$Build-2</meta:generator>
  </office:meta>
</office:document-meta>
</file>